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Hacker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Listings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table:formula="of:=SUM([.C3:.E3])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office:value-type="float" office:value="418" calcext:value-type="float">
            <text:p>41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SUM([.C4:.E4])" office:value-type="float" office:value="528" calcext:value-type="float">
            <text:p>5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formula="of:=SUM([.C5:.E5])" office:value-type="float" office:value="184" calcext:value-type="float">
            <text:p>1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formula="of:=SUM([.C6:.E6])" office:value-type="float" office:value="286" calcext:value-type="float">
            <text:p>2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99" calcext:value-type="float">
            <text:p>899</text:p>
          </table:table-cell>
          <table:table-cell table:formula="of:=SUM([.C7:.E7])" office:value-type="float" office:value="1034" calcext:value-type="float">
            <text:p>10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888" calcext:value-type="float">
            <text:p>888</text:p>
          </table:table-cell>
          <table:table-cell table:formula="of:=SUM([.C8:.E8])" office:value-type="float" office:value="1139" calcext:value-type="float">
            <text:p>1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C9:.E9]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SUM([.C10:.E10])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table:formula="of:=SUM([.C11:.E11])" office:value-type="float" office:value="297" calcext:value-type="float">
            <text:p>2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SUM([.C12:.E12])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([.C13:.E13])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formula="of:=SUM([.C14:.E14])"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C15:.E15])"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ugs – General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table:formula="of:=SUM([.C16:.E16])" office:value-type="float" office:value="268" calcext:value-type="float">
            <text:p>2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  <table:table-cell table:formula="of:=SUM([.C17:.E17])" office:value-type="float" office:value="377" calcext:value-type="float">
            <text:p>3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table:formula="of:=SUM([.C18:.E18])" office:value-type="float" office:value="465" calcext:value-type="float">
            <text:p>465</text:p>
          </table:table-cell>
          <table:table-cell table:style-name="ce4" table:formula="of:=SUM([.F18]/[.F39])" office:value-type="percentage" office:value="0.0382716049382716" calcext:value-type="percentage">
            <text:p>3.83%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639" calcext:value-type="float">
            <text:p>1639</text:p>
          </table:table-cell>
          <table:table-cell table:formula="of:=SUM([.C19:.E19])" office:value-type="float" office:value="1846" calcext:value-type="float">
            <text:p>18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([.C20:.E20])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524" calcext:value-type="float">
            <text:p>524</text:p>
          </table:table-cell>
          <table:table-cell table:formula="of:=SUM([.C21:.E21])" office:value-type="float" office:value="702" calcext:value-type="float">
            <text:p>7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formula="of:=SUM([.C22:.E22])" office:value-type="float" office:value="372" calcext:value-type="float">
            <text:p>3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([.C23:.E23])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UM([.C24:.E24])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SUM([.C25:.E25])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formula="of:=SUM([.C26:.E26])" office:value-type="float" office:value="495" calcext:value-type="float">
            <text:p>4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SUM([.C27:.E27])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([.C28:.E28]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([.C29:.E29])"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formula="of:=SUM([.C30:.E30])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588" calcext:value-type="float">
            <text:p>588</text:p>
          </table:table-cell>
          <table:table-cell office:value-type="float" office:value="600" calcext:value-type="float">
            <text:p>600</text:p>
          </table:table-cell>
          <table:table-cell office:value-type="float" office:value="727" calcext:value-type="float">
            <text:p>727</text:p>
          </table:table-cell>
          <table:table-cell table:formula="of:=SUM([.C31:.E31])" office:value-type="float" office:value="1915" calcext:value-type="float">
            <text:p>19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SUM([.C32:.E32])" office:value-type="float" office:value="173" calcext:value-type="float">
            <text:p>173</text:p>
          </table:table-cell>
          <table:table-cell table:style-name="ce4" table:formula="of:=SUM([.F32]/[.F39])" office:value-type="percentage" office:value="0.014238683127572" calcext:value-type="percentage">
            <text:p>1.42%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SUM([.C33:.E33])" office:value-type="float" office:value="332" calcext:value-type="float">
            <text:p>3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SUM([.C34:.E34])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SUM([.C35:.E35])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portation/Stealth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formula="of:=SUM([.C36:.E36])"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SUM([.C37:.E37])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formula="of:=SUM([.C3:.C37])" office:value-type="float" office:value="2607" calcext:value-type="float">
            <text:p>2607</text:p>
          </table:table-cell>
          <table:table-cell table:formula="of:=SUM([.D3:.D37])" office:value-type="float" office:value="1901" calcext:value-type="float">
            <text:p>1901</text:p>
          </table:table-cell>
          <table:table-cell table:formula="of:=SUM([.E3:.E37])" office:value-type="float" office:value="7642" calcext:value-type="float">
            <text:p>7642</text:p>
          </table:table-cell>
          <table:table-cell table:formula="of:=SUM([.F3:.F37])" office:value-type="float" office:value="12150" calcext:value-type="float">
            <text:p>1215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acker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Tot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float" office:value="843" calcext:value-type="float">
            <text:p>843</text:p>
          </table:table-cell>
          <table:table-cell office:value-type="float" office:value="2878" calcext:value-type="float">
            <text:p>2878</text:p>
          </table:table-cell>
          <table:table-cell office:value-type="float" office:value="1642" calcext:value-type="float">
            <text:p>1642</text:p>
          </table:table-cell>
          <table:table-cell table:formula="of:=SUM([.C43:.E43])" office:value-type="float" office:value="5363" calcext:value-type="float">
            <text:p>5363</text:p>
          </table:table-cell>
          <table:table-cell table:style-name="ce5" table:formula="of:=SUM([.F43]/[.$F$13])" office:value-type="percentage" office:value="243.772727272727" calcext:value-type="percentage">
            <text:p>24377.273%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office:value-type="float" office:value="1262" calcext:value-type="float">
            <text:p>1262</text:p>
          </table:table-cell>
          <table:table-cell table:formula="of:=SUM([.C44:.E44])" office:value-type="float" office:value="1613" calcext:value-type="float">
            <text:p>1613</text:p>
          </table:table-cell>
          <table:table-cell table:style-name="ce5" table:formula="of:=SUM([.F44]/[.$F$13])" office:value-type="percentage" office:value="73.3181818181818" calcext:value-type="percentage">
            <text:p>7331.818%</text:p>
          </table:table-cell>
        </table:table-row>
        <table:table-row table:style-name="ro1">
          <table:table-cell/>
          <table:table-cell office:value-type="string" calcext:value-type="string">
            <text:p>Forensics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table:formula="of:=SUM([.C45:.E45])" office:value-type="float" office:value="142" calcext:value-type="float">
            <text:p>142</text:p>
          </table:table-cell>
          <table:table-cell table:style-name="ce5" table:formula="of:=SUM([.F45]/[.$F$13])" office:value-type="percentage" office:value="6.45454545454545" calcext:value-type="percentage">
            <text:p>645.455%</text:p>
          </table:table-cell>
        </table:table-row>
        <table:table-row table:style-name="ro1">
          <table:table-cell/>
          <table:table-cell office:value-type="string" calcext:value-type="string">
            <text:p>Malware &amp; Attack Technologie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SUM([.C46:.E46])" office:value-type="float" office:value="57" calcext:value-type="float">
            <text:p>57</text:p>
          </table:table-cell>
          <table:table-cell table:style-name="ce5" table:formula="of:=SUM([.F46]/[.$F$13])" office:value-type="percentage" office:value="2.59090909090909" calcext:value-type="percentage">
            <text:p>259.091%</text:p>
          </table:table-cell>
        </table:table-row>
        <table:table-row table:style-name="ro1">
          <table:table-cell/>
          <table:table-cell office:value-type="string" calcext:value-type="string">
            <text:p>Network Security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SUM([.C47:.E47])" office:value-type="float" office:value="142" calcext:value-type="float">
            <text:p>142</text:p>
          </table:table-cell>
          <table:table-cell table:style-name="ce5" table:formula="of:=SUM([.F47]/[.$F$13])" office:value-type="percentage" office:value="6.45454545454545" calcext:value-type="percentage">
            <text:p>645.455%</text:p>
          </table:table-cell>
        </table:table-row>
        <table:table-row table:style-name="ro1">
          <table:table-cell/>
          <table:table-cell office:value-type="string" calcext:value-type="string">
            <text:p>Physical Layer Security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table:formula="of:=SUM([.C48:.E48])" office:value-type="float" office:value="110" calcext:value-type="float">
            <text:p>110</text:p>
          </table:table-cell>
          <table:table-cell table:style-name="ce5" table:formula="of:=SUM([.F48]/[.$F$13])" office:value-type="percentage" office:value="5" calcext:value-type="percentage">
            <text:p>500.000%</text:p>
          </table:table-cell>
        </table:table-row>
        <table:table-row table:style-name="ro1">
          <table:table-cell/>
          <table:table-cell office:value-type="string" calcext:value-type="string">
            <text:p>Physical Security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table:formula="of:=SUM([.C49:.E49])" office:value-type="float" office:value="156" calcext:value-type="float">
            <text:p>156</text:p>
          </table:table-cell>
          <table:table-cell table:style-name="ce5" table:formula="of:=SUM([.F49]/[.$F$13])" office:value-type="percentage" office:value="7.09090909090909" calcext:value-type="percentage">
            <text:p>709.091%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float" office:value="524" calcext:value-type="float">
            <text:p>524</text:p>
          </table:table-cell>
          <table:table-cell office:value-type="float" office:value="494" calcext:value-type="float">
            <text:p>494</text:p>
          </table:table-cell>
          <table:table-cell office:value-type="float" office:value="1765" calcext:value-type="float">
            <text:p>1765</text:p>
          </table:table-cell>
          <table:table-cell table:formula="of:=SUM([.C50:.E50])" office:value-type="float" office:value="2783" calcext:value-type="float">
            <text:p>2783</text:p>
          </table:table-cell>
          <table:table-cell table:style-name="ce5" table:formula="of:=SUM([.F50]/[.$F$13])" office:value-type="percentage" office:value="126.5" calcext:value-type="percentage">
            <text:p>12650.000%</text:p>
          </table:table-cell>
        </table:table-row>
        <table:table-row table:style-name="ro1">
          <table:table-cell/>
          <table:table-cell office:value-type="string" calcext:value-type="string">
            <text:p>Web and Mobile Security</text:p>
          </table:table-cell>
          <table:table-cell office:value-type="float" office:value="395" calcext:value-type="float">
            <text:p>395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table:formula="of:=SUM([.C51:.E51])" office:value-type="float" office:value="570" calcext:value-type="float">
            <text:p>570</text:p>
          </table:table-cell>
          <table:table-cell table:style-name="ce5" table:formula="of:=SUM([.F51]/[.$F$13])" office:value-type="percentage" office:value="25.9090909090909" calcext:value-type="percentage">
            <text:p>2590.909%</text:p>
          </table:table-cell>
        </table:table-row>
      </table:table>
      <table:named-expressions/>
      <table:database-ranges>
        <table:database-range table:name="__Anonymous_Sheet_DB__0" table:target-range-address="Sheet1.B2:Sheet1.F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2" loext:min-decimal-places="2" number:min-integer-digits="0"/>
    </number:number-style>
    <number:number-style style:name="N116">
      <number:number number:decimal-places="3" loext:min-decimal-places="3" number:min-integer-digits="1"/>
    </number:number-style>
    <number:percentage-style style:name="N117" number:title="User-defined">
      <number:number number:decimal-places="3" loext:min-decimal-places="3" number:min-integer-digits="1"/>
      <number:text>%</number:text>
    </number:percentage-style>
    <number:number-style style:name="N118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6:19:12.004431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4:57:44.145638916</meta:creation-date>
    <dc:date>2020-08-26T16:39:12.349933380</dc:date>
    <meta:editing-duration>P6DT1H7M13S</meta:editing-duration>
    <meta:editing-cycles>4</meta:editing-cycles>
    <meta:generator>LibreOffice/6.4.4.2$Linux_X86_64 LibreOffice_project/40$Build-2</meta:generator>
    <meta:document-statistic meta:table-count="1" meta:cell-count="245" meta:object-count="0"/>
  </office:meta>
</office:document-meta>
</file>